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Text_20_body">
      <style:paragraph-properties fo:text-align="center" style:justify-single-word="false"/>
      <style:text-properties officeooo:rsid="00164d29" officeooo:paragraph-rsid="00164d29"/>
    </style:style>
    <style:style style:name="P4" style:family="paragraph" style:parent-style-name="Title">
      <style:text-properties fo:font-size="32pt" officeooo:rsid="00169b54" officeooo:paragraph-rsid="00169b54" style:font-size-asian="32pt" style:font-size-complex="32pt"/>
    </style:style>
    <style:style style:name="P5" style:family="paragraph" style:parent-style-name="_32_._20_Intro_20_Portada">
      <style:text-properties officeooo:rsid="00169b54" officeooo:paragraph-rsid="00169b54"/>
    </style:style>
    <style:style style:name="P6" style:family="paragraph" style:parent-style-name="_34_._20_Intro_20_parte">
      <style:paragraph-properties fo:break-before="page"/>
      <style:text-properties officeooo:rsid="00169b54" officeooo:paragraph-rsid="00169b54"/>
    </style:style>
    <style:style style:name="P7" style:family="paragraph" style:parent-style-name="_34_._20_Intro_20_parte">
      <style:text-properties officeooo:rsid="00169b54" officeooo:paragraph-rsid="00169b54"/>
    </style:style>
    <style:style style:name="P8" style:family="paragraph" style:parent-style-name="_34_._20_Intro_20_parte">
      <style:text-properties fo:font-weight="bold" officeooo:rsid="00169b54" officeooo:paragraph-rsid="00169b54" style:font-weight-asian="bold" style:font-weight-complex="bold"/>
    </style:style>
    <style:style style:name="P9" style:family="paragraph" style:parent-style-name="_34_._20_Intro_20_parte" style:list-style-name="L2">
      <style:text-properties fo:font-weight="normal" officeooo:rsid="00169b54" officeooo:paragraph-rsid="00169b54" style:font-weight-asian="normal" style:font-weight-complex="normal"/>
    </style:style>
    <style:style style:name="P10" style:family="paragraph" style:parent-style-name="_34_._20_Intro_20_parte" style:list-style-name="L2">
      <style:text-properties fo:font-weight="normal" officeooo:rsid="00169b54" officeooo:paragraph-rsid="0016c287" style:font-weight-asian="normal" style:font-weight-complex="normal"/>
    </style:style>
    <style:style style:name="P11" style:family="paragraph" style:parent-style-name="_34_._20_Intro_20_parte" style:list-style-name="L2">
      <style:text-properties fo:font-style="italic" style:text-underline-style="solid" style:text-underline-width="auto" style:text-underline-color="font-color" fo:font-weight="normal" officeooo:rsid="00169b54" officeooo:paragraph-rsid="00169b54" style:font-style-asian="italic" style:font-weight-asian="normal" style:font-style-complex="italic" style:font-weight-complex="normal"/>
    </style:style>
    <style:style style:name="P12" style:family="paragraph" style:parent-style-name="_34_._20_Intro_20_parte" style:list-style-name="L2">
      <style:text-properties fo:font-style="italic" style:text-underline-style="solid" style:text-underline-width="auto" style:text-underline-color="font-color" fo:font-weight="normal" officeooo:rsid="00169b54" officeooo:paragraph-rsid="0016c287" style:font-style-asian="italic" style:font-weight-asian="normal" style:font-style-complex="italic" style:font-weight-complex="normal"/>
    </style:style>
    <style:style style:name="P13" style:family="paragraph" style:parent-style-name="_34_._20_Intro_20_parte" style:list-style-name="L2">
      <style:text-properties fo:font-style="italic" style:text-underline-style="solid" style:text-underline-width="auto" style:text-underline-color="font-color" fo:font-weight="normal" officeooo:rsid="00169b54" officeooo:paragraph-rsid="0016e8d7" style:font-style-asian="italic" style:font-weight-asian="normal" style:font-style-complex="italic" style:font-weight-complex="normal"/>
    </style:style>
    <style:style style:name="P14" style:family="paragraph" style:parent-style-name="_34_._20_Intro_20_parte" style:list-style-name="L2">
      <style:text-properties fo:font-style="italic" style:text-underline-style="solid" style:text-underline-width="auto" style:text-underline-color="font-color" fo:font-weight="normal" officeooo:rsid="00169b54" officeooo:paragraph-rsid="0017d2c3" style:font-style-asian="italic" style:font-weight-asian="normal" style:font-style-complex="italic" style:font-weight-complex="normal"/>
    </style:style>
    <style:style style:name="P15" style:family="paragraph" style:parent-style-name="_34_._20_Intro_20_parte">
      <style:text-properties officeooo:paragraph-rsid="00169b54"/>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fo:font-size="16pt" style:font-size-asian="16pt" style:font-size-complex="16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6c287" style:font-style-asian="normal" style:font-style-complex="normal"/>
    </style:style>
    <style:style style:name="T7" style:family="text">
      <style:text-properties fo:font-style="normal" style:text-underline-style="none" officeooo:rsid="0016e8d7" style:font-style-asian="normal" style:font-style-complex="normal"/>
    </style:style>
    <style:style style:name="T8" style:family="text">
      <style:text-properties officeooo:rsid="0016c2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Actividad de clase 6.6</text:p>
      <text:p text:style-name="P3"><text:span text:style-name="T3"/></text:p>
      <text:p text:style-name="P5">Niveles de aislamiento</text:p>
      <text:p text:style-name="_34_._20_Intro_20_parte"/>
      <text:p text:style-name="P6">Niveles de aislamiento y los problemas de cada uno:</text:p>
      <text:p text:style-name="P8">Lectura no confirmada:</text:p>
      <text:list text:style-name="L2">
        <text:list-item>
          <text:p text:style-name="P9"><text:span text:style-name="T4">Actualización perdida</text:span>: <text:span text:style-name="T8">No sucede.</text:span></text:p>
        </text:list-item>
        <text:list-item>
          <text:p text:style-name="P11">Lectura sucia<text:span text:style-name="T5">: </text:span><text:span text:style-name="T6">Al hacer una transacción en la terminal 1, la terminal 2 accede a los datos de esa transacción a pesar de no haberse confirmado, causando posibles problemas a la hora de usar los datos por usar datos potencialmente erróneos.</text:span></text:p>
        </text:list-item>
        <text:list-item>
          <text:p text:style-name="P11">Lectura no repetible<text:span text:style-name="T5">: </text:span><text:span text:style-name="T7">La primera consulta con la terminal 1 muestra un resultado distinto a la segunda consulta de la terminal 1 debido a la modificación hecha por la terminal 2, causando posibles problemas si se quieren hacer varias consultas sobre un campo, y mientras suceden, se modifica este campo.</text:span></text:p>
        </text:list-item>
        <text:list-item>
          <text:p text:style-name="P11">Lectura fantasma<text:span text:style-name="T5">: </text:span><text:span text:style-name="T7">La primera consulta de la terminal 1 devuelve 3000, y la segunda 6000, debido a que entre las dos, la terminal 2 ha añadido una fila, y puede causar problemas si se están haciendo consultas sin tener en cuenta esta posibilidad.</text:span></text:p>
        </text:list-item>
      </text:list>
      <text:p text:style-name="P7"/>
      <text:p text:style-name="P8">Lectura confirmada:</text:p>
      <text:list text:continue-numbering="true" text:style-name="L2">
        <text:list-item>
          <text:p text:style-name="P10"><text:span text:style-name="T4">Actualización perdida</text:span>: <text:span text:style-name="T8">No sucede.</text:span></text:p>
        </text:list-item>
        <text:list-item>
          <text:p text:style-name="P12">Lectura sucia<text:span text:style-name="T5">: </text:span><text:span text:style-name="T6">No sucede.</text:span></text:p>
        </text:list-item>
        <text:list-item>
          <text:p text:style-name="P13">Lectura no repetible<text:span text:style-name="T5">: </text:span><text:span text:style-name="T7">La primera consulta con la terminal 1 muestra un resultado distinto a la segunda consulta de la terminal 1 debido a la modificación hecha por la terminal 2, causando posibles problemas si se quieren hacer varias consultas sobre un campo, y mientras suceden, se modifica este campo.</text:span></text:p>
        </text:list-item>
        <text:list-item>
          <text:p text:style-name="P14">Lectura fantasma<text:span text:style-name="T5">: </text:span><text:span text:style-name="T7">La primera consulta de la terminal 1 devuelve 3000, y la segunda 6000, debido a que entre las dos, la terminal 2 ha añadido una fila, y puede causar problemas si se están haciendo consultas sin tener en cuenta esta posibilidad.</text:span></text:p>
        </text:list-item>
      </text:list>
      <text:p text:style-name="P7"><text:soft-page-break/></text:p>
      <text:p text:style-name="P8">Lectura reproducible:</text:p>
      <text:list text:continue-numbering="true" text:style-name="L2">
        <text:list-item>
          <text:p text:style-name="P10"><text:span text:style-name="T4">Actualización perdida</text:span>: <text:span text:style-name="T8">No sucede.</text:span></text:p>
        </text:list-item>
        <text:list-item>
          <text:p text:style-name="P12">Lectura sucia<text:span text:style-name="T5">: </text:span><text:span text:style-name="T6">No sucede.</text:span></text:p>
        </text:list-item>
        <text:list-item>
          <text:p text:style-name="P12">Lectura no repetible<text:span text:style-name="T5">: </text:span><text:span text:style-name="T7">Muestra el mismo resultado en ambas consultas de la terminal 1 incluso teniendo en cuenta que la terminal 2 ha modificado los datos entre medias de ambas, lo que hace que se puedan evitar problemas al ejecutar muchas consultas simultaneas que usen ese campo incluso aunque se modifique este entre medias.</text:span></text:p>
        </text:list-item>
        <text:list-item>
          <text:p text:style-name="P14">Lectura fantasma<text:span text:style-name="T5">: </text:span><text:span text:style-name="T7">La primera consulta de la terminal 1 devuelve 3000, y la segunda 6000, debido a que entre las dos, la terminal 2 ha añadido una fila, y puede causar problemas si se están haciendo consultas sin tener en cuenta esta posibilidad.</text:span></text:p>
        </text:list-item>
      </text:list>
      <text:p text:style-name="P15"/>
      <text:p text:style-name="P8">Lectura serializable:</text:p>
      <text:list text:continue-numbering="true" text:style-name="L2">
        <text:list-item>
          <text:p text:style-name="P10"><text:span text:style-name="T4">Actualización perdida</text:span>: <text:span text:style-name="T8">No sucede.</text:span></text:p>
        </text:list-item>
        <text:list-item>
          <text:p text:style-name="P12">Lectura sucia<text:span text:style-name="T5">: </text:span><text:span text:style-name="T6">No se puede acceder por estar en uso las celdas a las que se intenta acceder. Se muestran al cancelar o confirmar la transacción desde la terminal 1, haciendo que al tener que esperar a que los datos se confirmen o no, nunca se usen datos erróneos debido a problemas del aislamiento.</text:span></text:p>
        </text:list-item>
        <text:list-item>
          <text:p text:style-name="P13">Lectura no repetible<text:span text:style-name="T5">: </text:span><text:span text:style-name="T6">No se puede acceder por estar en uso las celdas a las que se intenta acceder. Se muestran al cancelar o confirmar la transacción desde la terminal 1, haciendo que al tener que esperar a que los datos se confirmen o no, nunca se usen datos erróneos debido a problemas del aislamiento.</text:span></text:p>
        </text:list-item>
        <text:list-item>
          <text:p text:style-name="P14">Lectura fantasma<text:span text:style-name="T5">: </text:span><text:span text:style-name="T6">No se puede acceder por estar en uso las celdas a las que se intenta acceder. Se muestran al cancelar o confirmar la transacción desde la terminal 1, haciendo que al tener que esperar a que los datos se </text:span><text:soft-page-break/><text:span text:style-name="T6">confirmen o no, nunca se usen datos erróneos debido a problemas del aislamient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Bases de </text:span><text:span text:style-name="MT1">Datos <text:s text:c="16"/></text:span><text:span text:style-name="MT2"><text:tab/></text:span><text:date style:data-style-name="N41" text:date-value="2024-05-03T16:21:19.945999989">3 de mayo de 2024</text:date></text:p>
      </style:header>
      <style:footer>
        <text:p text:style-name="MP2"><text:tab/><text:tab/><text:bookmark-start text:name="PageNumWizard_FOOTER_Estilo de página predeterminado1"/><text:page-number text:select-page="current">2</text:page-number> / <text:page-count>4</text:page-count><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5:45:58.630000000</meta:creation-date>
    <meta:editing-duration>PT6M30S</meta:editing-duration>
    <meta:editing-cycles>3</meta:editing-cycles>
    <meta:generator>LibreOffice/24.2.0.3$Windows_X86_64 LibreOffice_project/da48488a73ddd66ea24cf16bbc4f7b9c08e9bea1</meta:generator>
    <dc:date>2024-05-03T16:21:19.552000000</dc:date>
    <meta:document-statistic meta:table-count="0" meta:image-count="0" meta:object-count="0" meta:page-count="4" meta:paragraph-count="25" meta:word-count="566" meta:character-count="3296" meta:non-whitespace-character-count="2722"/>
  </office:meta>
</office:document-meta>
</file>